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7.065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6.772cm"/>
    </style:style>
    <style:style style:name="gr3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12.3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8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7.367cm" fo:min-width="0.262cm"/>
    </style:style>
    <style:style style:name="gr10" style:family="graphic" style:parent-style-name="standard">
      <style:graphic-properties draw:stroke="none" svg:stroke-color="#000000" draw:fill="none" draw:fill-color="#ffffff" fo:min-height="0.552cm"/>
    </style:style>
    <style:style style:name="gr11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115cm"/>
    </style:style>
    <style:style style:name="gr1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996cm"/>
    </style:style>
    <style:style style:name="gr1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116cm"/>
    </style:style>
    <style:style style:name="gr14" style:family="graphic" style:parent-style-name="objectwithoutfill">
      <style:graphic-properties svg:stroke-width="0.051cm" svg:stroke-color="#000000" draw:marker-start-width="0.355cm" draw:marker-end="" draw:marker-end-width="0.152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6dae4"/>
      <style:paragraph-properties fo:text-align="center" style:writing-mode="lr-tb"/>
      <style:text-properties style:use-window-font-color="true"/>
    </style:style>
    <style:style style:name="P4" style:family="paragraph">
      <loext:graphic-properties draw:fill-color="#a6dae4"/>
      <style:paragraph-properties fo:text-align="center" style:writing-mode="lr-tb"/>
    </style:style>
    <style:style style:name="P5" style:family="paragraph">
      <loext:graphic-properties draw:fill="solid" draw:fill-color="#47b769"/>
      <style:paragraph-properties fo:text-align="center" style:writing-mode="lr-tb"/>
      <style:text-properties fo:color="#ffffff"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use-window-font-color="true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27.315cm" svg:x="23.411cm" svg:y="5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7.366cm" svg:height="0.965cm" svg:x="5.627cm" svg:y="5.155cm">
          <text:p text:style-name="P2"><text:span text:style-name="T1">Group Scale </text:span><text:span text:style-name="T1">Cor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7.366cm" svg:height="0.965cm" svg:x="5.627cm" svg:y="16.558cm">
          <text:p text:style-name="P2">Superbias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7.366cm" svg:height="0.965cm" svg:x="5.627cm" svg:y="22.435cm">
          <text:p text:style-name="P2">Linearit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7.366cm" svg:height="0.965cm" svg:x="5.627cm" svg:y="25.686cm">
          <text:p text:style-name="P2">Dar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837cm" svg:height="1.686cm" svg:x="7.822cm" svg:y="1.054cm">
          <text:p text:style-name="P2"><text:span text:style-name="T2">C</text:span><text:span text:style-name="T2">A</text:span><text:span text:style-name="T2">L</text:span><text:span text:style-name="T2">W</text:span><text:span text:style-name="T2">E</text:span><text:span text:style-name="T2">B</text:span><text:span text:style-name="T2">B</text:span><text:span text:style-name="T2">_</text:span><text:span text:style-name="T2">D</text:span><text:span text:style-name="T2">E</text:span><text:span text:style-name="T2">T</text:span><text:span text:style-name="T2">E</text:span><text:span text:style-name="T2">C</text:span><text:span text:style-name="T2">T</text:span><text:span text:style-name="T2">O</text:span><text:span text:style-name="T2">R</text:span><text:span text:style-name="T2">1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23.321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087cm" svg:y="7.407cm">
          <draw:text-box>
            <text:p><text:span text:style-name="T3">✔</text:span></text:p>
          </draw:text-box>
        </draw:frame>
        <draw:frame draw:style-name="gr5" draw:text-style-name="P7" draw:layer="layout" svg:width="2.286cm" svg:height="0.889cm" draw:transform="rotate (1.0471975511966) translate (23.387cm 5.166cm)">
          <draw:text-box>
            <text:p><text:span text:style-name="T4">MIRI</text:span></text:p>
          </draw:text-box>
        </draw:frame>
        <draw:frame draw:style-name="gr5" draw:text-style-name="P7" draw:layer="layout" svg:width="2.286cm" svg:height="0.889cm" draw:transform="rotate (1.0471975511966) translate (24.112cm 5.166cm)">
          <draw:text-box>
            <text:p><text:span text:style-name="T4">TSO</text:span></text:p>
          </draw:text-box>
        </draw:frame>
        <draw:connector draw:style-name="gr6" draw:text-style-name="P8" draw:layer="layout" svg:x1="9.31cm" svg:y1="6.12cm" svg:x2="14.351cm" svg:y2="7.338cm" draw:start-shape="id1" draw:start-glue-point="2" draw:end-shape="id2" draw:end-glue-point="0" svg:d="M9310 6120v609h5041v609" svg:viewBox="0 0 5042 1219">
          <text:p/>
        </draw:connector>
        <draw:connector draw:style-name="gr6" draw:text-style-name="P8" draw:layer="layout" svg:x1="10.19cm" svg:y1="11.312cm" svg:x2="9.31cm" svg:y2="16.558cm" draw:start-shape="id3" draw:start-glue-point="3" draw:end-shape="id4" draw:end-glue-point="0" svg:d="M10190 11312h-880v5246" svg:viewBox="0 0 881 5247">
          <text:p/>
        </draw:connector>
        <draw:connector draw:style-name="gr6" draw:text-style-name="P8" draw:layer="layout" draw:line-skew="0.705cm" svg:x1="9.31cm" svg:y1="17.523cm" svg:x2="14.351cm" svg:y2="20.804cm" draw:start-shape="id4" draw:start-glue-point="2" draw:end-shape="id5" draw:end-glue-point="0" svg:d="M9310 17523v2346h5041v935" svg:viewBox="0 0 5042 3282">
          <text:p/>
        </draw:connector>
        <draw:connector draw:style-name="gr6" draw:text-style-name="P8" draw:layer="layout" svg:x1="9.31cm" svg:y1="23.4cm" svg:x2="9.311cm" svg:y2="24.034cm" draw:start-shape="id6" draw:start-glue-point="2" draw:end-shape="id7" draw:end-glue-point="0" svg:d="M9310 23400v317h1v317" svg:viewBox="0 0 2 635">
          <text:p/>
        </draw:connector>
        <draw:frame draw:style-name="gr4" draw:text-style-name="P6" draw:layer="layout" svg:width="0.635cm" svg:height="0.827cm" svg:x="23.337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03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53cm" svg:y="13.769cm">
          <draw:text-box>
            <text:p><text:span text:style-name="T3">✔</text:span></text:p>
          </draw:text-box>
        </draw:frame>
        <draw:custom-shape draw:style-name="gr7" draw:text-style-name="P9" xml:id="id8" draw:id="id8" draw:layer="layout" svg:width="5.969cm" svg:height="1.197cm" svg:x="6.326cm" svg:y="3.267cm">
          <text:p text:style-name="P2"><text:span text:style-name="T5">NIR Ram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9.311cm" svg:y1="4.464cm" svg:x2="9.31cm" svg:y2="5.155cm" draw:start-shape="id8" draw:start-glue-point="8" draw:end-shape="id1" draw:end-glue-point="0" svg:d="M9311 4464v345h-1v346" svg:viewBox="0 0 2 692">
          <text:p/>
        </draw:connector>
        <draw:line draw:style-name="gr8" draw:text-style-name="P8" draw:layer="layout" svg:x1="23.395cm" svg:y1="5.293cm" svg:x2="24.061cm" svg:y2="4.14cm">
          <text:p/>
        </draw:line>
        <draw:line draw:style-name="gr8" draw:text-style-name="P8" draw:layer="layout" svg:x1="24.119cm" svg:y1="5.287cm" svg:x2="24.741cm" svg:y2="4.273cm">
          <text:p/>
        </draw:line>
        <draw:line draw:style-name="gr8" draw:text-style-name="P8" draw:layer="layout" svg:x1="24.888cm" svg:y1="5.286cm" svg:x2="25.473cm" svg:y2="4.273cm">
          <text:p/>
        </draw:line>
        <draw:custom-shape draw:style-name="gr9" draw:text-style-name="P1" draw:layer="layout" svg:width="0.762cm" svg:height="27.617cm" svg:x="4.394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762cm" svg:height="27.617cm" svg:x="2.905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762cm" svg:height="27.617cm" svg:x="1.372cm" svg:y="5.13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2.082cm" svg:y="5.224cm">
          <draw:text-box>
            <text:p><text:span text:style-name="T3">✔</text:span></text:p>
          </draw:text-box>
        </draw:frame>
        <draw:frame draw:style-name="gr5" draw:text-style-name="P7" draw:layer="layout" svg:width="2.286cm" svg:height="0.889cm" draw:transform="rotate (1.0471975511966) translate (1.42cm 4.991cm)">
          <draw:text-box>
            <text:p><text:span text:style-name="T4">NIRCam</text:span></text:p>
          </draw:text-box>
        </draw:frame>
        <draw:frame draw:style-name="gr10" draw:text-style-name="P7" draw:layer="layout" svg:width="2.491cm" svg:height="0.802cm" draw:transform="rotate (1.0471975511966) translate (2.157cm 4.989cm)">
          <draw:text-box>
            <text:p><text:span text:style-name="T4">NIRSpec</text:span></text:p>
          </draw:text-box>
        </draw:frame>
        <draw:frame draw:style-name="gr5" draw:text-style-name="P7" draw:layer="layout" svg:width="2.286cm" svg:height="0.889cm" draw:transform="rotate (1.0471975511966) translate (2.906cm 4.991cm)">
          <draw:text-box>
            <text:p><text:span text:style-name="T4">NIRISS</text:span></text:p>
          </draw:text-box>
        </draw:frame>
        <draw:frame draw:style-name="gr5" draw:text-style-name="P7" draw:layer="layout" svg:width="2.286cm" svg:height="0.889cm" draw:transform="rotate (1.0471975511966) translate (3.655cm 4.991cm)">
          <draw:text-box>
            <text:p><text:span text:style-name="T4">FGS</text:span></text:p>
          </draw:text-box>
        </draw:frame>
        <draw:frame draw:style-name="gr5" draw:text-style-name="P7" draw:layer="layout" svg:width="2.286cm" svg:height="0.889cm" draw:transform="rotate (1.0471975511966) translate (4.4cm 4.991cm)">
          <draw:text-box>
            <text:p><text:span text:style-name="T4">TSO</text:span></text:p>
          </draw:text-box>
        </draw:frame>
        <draw:frame draw:style-name="gr4" draw:text-style-name="P6" draw:layer="layout" svg:width="0.635cm" svg:height="0.827cm" svg:x="2.09cm" svg:y="5.22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15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098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72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598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5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31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14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88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14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66cm" svg:y="16.627cm">
          <draw:text-box>
            <text:p><text:span text:style-name="T3">✔</text:span></text:p>
          </draw:text-box>
        </draw:frame>
        <draw:line draw:style-name="gr8" draw:text-style-name="P8" draw:layer="layout" svg:x1="1.402cm" svg:y1="5.111cm" svg:x2="2.426cm" svg:y2="3.338cm">
          <text:p/>
        </draw:line>
        <draw:line draw:style-name="gr8" draw:text-style-name="P8" draw:layer="layout" svg:x1="2.102cm" svg:y1="5.112cm" svg:x2="3.057cm" svg:y2="3.463cm">
          <text:p/>
        </draw:line>
        <draw:line draw:style-name="gr8" draw:text-style-name="P8" draw:layer="layout" svg:x1="2.889cm" svg:y1="5.104cm" svg:x2="3.832cm" svg:y2="3.47cm">
          <text:p/>
        </draw:line>
        <draw:line draw:style-name="gr8" draw:text-style-name="P8" draw:layer="layout" svg:x1="3.62cm" svg:y1="5.123cm" svg:x2="4.437cm" svg:y2="3.707cm">
          <text:p/>
        </draw:line>
        <draw:line draw:style-name="gr8" draw:text-style-name="P8" draw:layer="layout" svg:x1="4.408cm" svg:y1="5.118cm" svg:x2="5.074cm" svg:y2="3.965cm">
          <text:p/>
        </draw:line>
        <draw:line draw:style-name="gr8" draw:text-style-name="P8" draw:layer="layout" svg:x1="5.102cm" svg:y1="5.112cm" svg:x2="5.724cm" svg:y2="4.098cm">
          <text:p/>
        </draw:line>
        <draw:custom-shape draw:style-name="gr11" draw:text-style-name="P4" xml:id="id11" draw:id="id11" draw:layer="layout" svg:width="7.709cm" svg:height="0.965cm" svg:x="15.351cm" svg:y="13.7cm">
          <text:p text:style-name="P2">First-Frame Corre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2" draw:id="id12" draw:layer="layout" svg:width="7.709cm" svg:height="0.965cm" svg:x="15.351cm" svg:y="15.084cm">
          <text:p text:style-name="P2">Last-Fram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2" draw:id="id2" draw:layer="layout" svg:width="8.59cm" svg:height="0.965cm" svg:x="10.056cm" svg:y="7.338cm">
          <text:p text:style-name="P2">Data Quality Init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3" draw:id="id13" draw:layer="layout" svg:width="7.709cm" svg:height="0.965cm" svg:x="15.351cm" svg:y="16.485cm">
          <text:p text:style-name="P2">Linearit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line-skew="0.814cm" svg:x1="19.378cm" svg:y1="4.464cm" svg:x2="14.351cm" svg:y2="7.338cm" draw:start-shape="id9" draw:start-glue-point="8" draw:end-shape="id2" draw:end-glue-point="0" svg:d="M19378 4464v2251h-5027v623" svg:viewBox="0 0 5028 2875">
          <text:p/>
        </draw:connector>
        <draw:connector draw:style-name="gr6" draw:text-style-name="P8" draw:layer="layout" svg:x1="18.78cm" svg:y1="11.312cm" svg:x2="19.206cm" svg:y2="12.199cm" draw:start-shape="id3" draw:start-glue-point="1" draw:end-shape="id10" draw:end-glue-point="0" svg:d="M18780 11312h426v887" svg:viewBox="0 0 427 888">
          <text:p/>
        </draw:connector>
        <draw:connector draw:style-name="gr6" draw:text-style-name="P8" draw:layer="layout" svg:x1="19.205cm" svg:y1="14.665cm" svg:x2="19.205cm" svg:y2="15.084cm" draw:start-shape="id11" draw:start-glue-point="2" draw:end-shape="id12" draw:end-glue-point="0" svg:d="M19205 14665v419" svg:viewBox="0 0 1 420">
          <text:p/>
        </draw:connector>
        <draw:connector draw:style-name="gr6" draw:text-style-name="P8" draw:layer="layout" svg:x1="19.205cm" svg:y1="16.049cm" svg:x2="19.205cm" svg:y2="16.485cm" draw:start-shape="id12" draw:start-glue-point="2" draw:end-shape="id13" draw:end-glue-point="0" svg:d="M19205 16049v436" svg:viewBox="0 0 1 437">
          <text:p/>
        </draw:connector>
        <draw:custom-shape draw:style-name="gr7" draw:text-style-name="P9" xml:id="id9" draw:id="id9" draw:layer="layout" svg:width="5.969cm" svg:height="1.197cm" svg:x="16.393cm" svg:y="3.267cm">
          <text:p text:style-name="P2"><text:span text:style-name="T5">MIR Ram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5" draw:id="id15" draw:layer="layout" svg:width="5.969cm" svg:height="1.197cm" svg:x="11.367cm" svg:y="33.967cm">
          <text:p text:style-name="P2"><text:span text:style-name="T5">Un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cm -0.286cm" svg:x1="18.646cm" svg:y1="30.68cm" svg:x2="14.352cm" svg:y2="33.967cm" draw:start-shape="id14" draw:start-glue-point="1" draw:end-shape="id15" draw:end-glue-point="4" svg:d="M18646 30680h501v1599h-4795v1688" svg:viewBox="0 0 4796 3288">
          <text:p/>
        </draw:connector>
        <draw:custom-shape draw:style-name="gr12" draw:text-style-name="P4" xml:id="id3" draw:id="id3" draw:layer="layout" svg:width="8.59cm" svg:height="0.965cm" svg:x="10.19cm" svg:y="10.83cm">
          <text:p text:style-name="P2">Saturation 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xml:id="id23" draw:id="id23" draw:layer="layout" svg:x1="14.485cm" svg:y1="10.83cm" svg:x2="14.485cm" svg:y2="10.83cm" draw:start-shape="id3" draw:start-glue-point="0" draw:end-shape="id3" draw:end-glue-point="0" svg:d="M14485 10830z" svg:viewBox="0 0 1 1">
          <text:p/>
        </draw:connector>
        <draw:custom-shape draw:style-name="gr11" draw:text-style-name="P4" xml:id="id17" draw:id="id17" draw:layer="layout" svg:width="7.709cm" svg:height="0.965cm" svg:x="15.351cm" svg:y="17.906cm">
          <text:p text:style-name="P2">RSC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6" draw:id="id16" draw:layer="layout" svg:width="7.709cm" svg:height="0.965cm" svg:x="15.351cm" svg:y="19.381cm">
          <text:p text:style-name="P2">Dar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" draw:id="id5" draw:layer="layout" svg:width="8.59cm" svg:height="0.965cm" svg:x="10.056cm" svg:y="20.804cm">
          <text:p text:style-name="P2">Reference Pixel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5.351cm" svg:y1="19.863cm" svg:x2="14.351cm" svg:y2="20.804cm" draw:start-shape="id16" draw:start-glue-point="3" draw:end-shape="id5" draw:end-glue-point="0" svg:d="M15351 19863h-1000v941" svg:viewBox="0 0 1001 942">
          <text:p/>
        </draw:connector>
        <draw:connector draw:style-name="gr6" draw:text-style-name="P8" draw:layer="layout" svg:x1="10.056cm" svg:y1="21.286cm" svg:x2="9.31cm" svg:y2="22.435cm" draw:start-shape="id5" draw:start-glue-point="3" draw:end-shape="id6" draw:end-glue-point="0" svg:d="M10056 21286h-746v1149" svg:viewBox="0 0 747 1150">
          <text:p/>
        </draw:connector>
        <draw:custom-shape draw:style-name="gr12" draw:text-style-name="P4" xml:id="id18" draw:id="id18" draw:layer="layout" svg:width="8.59cm" svg:height="0.965cm" svg:x="10.056cm" svg:y="28.672cm">
          <text:p text:style-name="P2">Jump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4" draw:id="id14" draw:layer="layout" svg:width="8.59cm" svg:height="0.965cm" svg:x="10.056cm" svg:y="30.198cm">
          <text:p text:style-name="P2">Slope Fi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9.205cm" svg:y1="17.45cm" svg:x2="19.205cm" svg:y2="17.906cm" draw:start-shape="id13" draw:start-glue-point="2" draw:end-shape="id17" draw:end-glue-point="0" svg:d="M19205 17450v456" svg:viewBox="0 0 1 457">
          <text:p/>
        </draw:connector>
        <draw:connector draw:style-name="gr6" draw:text-style-name="P8" draw:layer="layout" draw:line-skew="0cm 2.542cm" svg:x1="18.646cm" svg:y1="21.286cm" svg:x2="14.351cm" svg:y2="28.672cm" draw:start-shape="id5" draw:start-glue-point="1" draw:end-shape="id18" draw:end-glue-point="0" svg:d="M18646 21286h501v6476h-4796v910" svg:viewBox="0 0 4797 7387">
          <text:p/>
        </draw:connector>
        <draw:connector draw:style-name="gr6" draw:text-style-name="P8" draw:layer="layout" svg:x1="19.205cm" svg:y1="18.871cm" svg:x2="19.205cm" svg:y2="19.381cm" draw:start-shape="id17" draw:start-glue-point="2" draw:end-shape="id16" draw:end-glue-point="0" svg:d="M19205 18871v510" svg:viewBox="0 0 1 511">
          <text:p/>
        </draw:connector>
        <draw:connector draw:style-name="gr6" draw:text-style-name="P8" draw:layer="layout" svg:x1="9.311cm" svg:y1="24.999cm" svg:x2="9.31cm" svg:y2="25.686cm" draw:start-shape="id7" draw:start-glue-point="2" draw:end-shape="id19" draw:end-glue-point="0" svg:d="M9311 24999v344h-1v343" svg:viewBox="0 0 2 688">
          <text:p/>
        </draw:connector>
        <draw:connector draw:style-name="gr6" draw:text-style-name="P8" draw:layer="layout" svg:x1="12.994cm" svg:y1="27.768cm" svg:x2="14.351cm" svg:y2="28.672cm" draw:start-shape="id20" draw:start-glue-point="1" draw:end-shape="id18" draw:end-glue-point="0" svg:d="M12994 27768h1357v904" svg:viewBox="0 0 1358 905">
          <text:p/>
        </draw:connector>
        <draw:connector draw:style-name="gr6" draw:text-style-name="P8" draw:layer="layout" svg:x1="14.351cm" svg:y1="29.637cm" svg:x2="14.351cm" svg:y2="30.198cm" draw:start-shape="id18" draw:start-glue-point="2" draw:end-shape="id14" draw:end-glue-point="0" svg:d="M14351 29637v561" svg:viewBox="0 0 1 562">
          <text:p/>
        </draw:connector>
        <draw:frame draw:style-name="gr4" draw:text-style-name="P6" draw:layer="layout" svg:width="0.635cm" svg:height="0.827cm" svg:x="23.362cm" svg:y="15.15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62cm" svg:y="16.55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28cm" svg:y="16.55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71cm" svg:y="17.97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8cm" svg:y="19.4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46cm" svg:y="19.4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89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55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407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73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416cm" svg:y="30.2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82cm" svg:y="30.2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07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09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64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59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42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098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72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598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5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39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22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96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22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74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47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3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04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3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82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55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38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12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38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63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46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2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46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98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71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54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28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54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406cm" svg:y="28.7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79cm" svg:y="30.2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62cm" svg:y="30.2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36cm" svg:y="30.2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62cm" svg:y="30.2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414cm" svg:y="30.267cm">
          <draw:text-box>
            <text:p><text:span text:style-name="T3">✔</text:span></text:p>
          </draw:text-box>
        </draw:frame>
        <draw:line draw:style-name="gr8" draw:text-style-name="P8" draw:layer="layout" svg:x1="25.13cm" svg:y1="32.623cm" svg:x2="24.899cm" svg:y2="5.218cm">
          <text:p/>
        </draw:line>
        <draw:custom-shape draw:style-name="gr2" draw:text-style-name="P4" xml:id="id7" draw:id="id7" draw:layer="layout" svg:width="7.366cm" svg:height="0.965cm" svg:x="5.628cm" svg:y="24.034cm">
          <text:p text:style-name="P2">Persistenc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1" draw:id="id21" draw:layer="layout" svg:width="7.366cm" svg:height="0.965cm" svg:x="5.628cm" svg:y="31.777cm">
          <text:p text:style-name="P2">Gain Scal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0.056cm" svg:y1="30.68cm" svg:x2="9.311cm" svg:y2="31.777cm" draw:start-shape="id14" draw:start-glue-point="3" draw:end-shape="id21" svg:d="M10056 30680h-745v1097" svg:viewBox="0 0 746 1098">
          <text:p/>
        </draw:connector>
        <draw:connector draw:style-name="gr6" draw:text-style-name="P8" draw:layer="layout" svg:x1="12.994cm" svg:y1="32.259cm" svg:x2="14.352cm" svg:y2="33.967cm" draw:start-shape="id21" draw:start-glue-point="1" draw:end-shape="id15" draw:end-glue-point="4" svg:d="M12994 32259h1358v1708" svg:viewBox="0 0 1359 1709">
          <text:p/>
        </draw:connector>
        <draw:frame draw:style-name="gr4" draw:text-style-name="P6" draw:layer="layout" svg:width="0.635cm" svg:height="0.827cm" svg:x="2.171cm" svg:y="31.846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423cm" svg:y="31.846cm">
          <draw:text-box>
            <text:p><text:span text:style-name="T3">✔</text:span></text:p>
          </draw:text-box>
        </draw:frame>
        <draw:custom-shape draw:style-name="gr13" draw:text-style-name="P4" xml:id="id10" draw:id="id10" draw:layer="layout" svg:width="7.71cm" svg:height="0.965cm" svg:x="15.351cm" svg:y="12.199cm">
          <text:p text:style-name="P2">Reset Anomal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9.206cm" svg:y1="13.164cm" svg:x2="19.205cm" svg:y2="13.7cm" draw:start-shape="id10" draw:start-glue-point="2" draw:end-shape="id11" draw:end-glue-point="0" svg:d="M19206 13164v268h-1v268" svg:viewBox="0 0 2 537">
          <text:p/>
        </draw:connector>
        <draw:frame draw:style-name="gr4" draw:text-style-name="P6" draw:layer="layout" svg:width="0.635cm" svg:height="0.827cm" svg:x="23.362cm" svg:y="12.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28cm" svg:y="12.27cm">
          <draw:text-box>
            <text:p><text:span text:style-name="T3">✔</text:span></text:p>
          </draw:text-box>
        </draw:frame>
        <draw:custom-shape draw:style-name="gr13" draw:text-style-name="P4" xml:id="id22" draw:id="id22" draw:layer="layout" svg:width="7.71cm" svg:height="0.965cm" svg:x="15.352cm" svg:y="8.7cm">
          <text:p text:style-name="P2">EMI Pattern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8.646cm" svg:y1="7.82cm" svg:x2="19.207cm" svg:y2="8.7cm" draw:start-shape="id2" draw:start-glue-point="1" draw:end-shape="id22" draw:end-glue-point="0" svg:d="M18646 7820h561v880" svg:viewBox="0 0 562 881">
          <text:p/>
        </draw:connector>
        <draw:connector draw:style-name="gr6" draw:text-style-name="P8" draw:layer="layout" svg:x1="19.207cm" svg:y1="9.665cm" svg:x2="14.485cm" svg:y2="10.83cm" draw:start-shape="id22" draw:start-glue-point="2" draw:end-shape="id23" draw:end-glue-point="0" svg:d="M19207 9665v570h-4722v595" svg:viewBox="0 0 4723 1166">
          <text:p/>
        </draw:connector>
        <draw:frame draw:style-name="gr4" draw:text-style-name="P6" draw:layer="layout" svg:width="0.635cm" svg:height="0.827cm" svg:x="23.33cm" svg:y="8.80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096cm" svg:y="8.808cm">
          <draw:text-box>
            <text:p><text:span text:style-name="T3">✔</text:span></text:p>
          </draw:text-box>
        </draw:frame>
        <draw:connector draw:style-name="gr14" draw:text-style-name="P8" draw:layer="layout" draw:line-skew="-0.301cm" svg:x1="10.056cm" svg:y1="7.82cm" svg:x2="14.566cm" svg:y2="10.236cm" draw:start-shape="id2" draw:start-glue-point="3" svg:d="M10056 7820h-801v2416h5311" svg:viewBox="0 0 5312 2417">
          <text:p/>
        </draw:connector>
        <draw:custom-shape draw:style-name="gr2" draw:text-style-name="P4" xml:id="id20" draw:id="id20" draw:layer="layout" svg:width="7.366cm" svg:height="0.965cm" svg:x="5.628cm" svg:y="27.286cm">
          <text:p text:style-name="P2">Charge Mig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635cm" svg:height="0.827cm" svg:x="2.937cm" svg:y="27.342cm">
          <draw:text-box>
            <text:p><text:span text:style-name="T3">✔</text:span></text:p>
          </draw:text-box>
        </draw:frame>
        <draw:connector draw:style-name="gr6" draw:text-style-name="P8" draw:layer="layout" svg:x1="9.31cm" svg:y1="26.651cm" svg:x2="9.311cm" svg:y2="27.286cm" draw:start-shape="id19" draw:start-glue-point="2" draw:end-shape="id20" draw:end-glue-point="0" svg:d="M9310 26651v317h1v318" svg:viewBox="0 0 2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797cm" fo:page-height="36.1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24-02-27T11:24:22.957294950</dc:date>
    <meta:editing-duration>PT2H2M18S</meta:editing-duration>
    <meta:editing-cycles>34</meta:editing-cycles>
    <meta:generator>LibreOffice/5.3.6.1$Linux_X86_64 LibreOffice_project/30$Build-1</meta:generator>
    <dc:creator>Karl Gordon</dc:creator>
    <meta:document-statistic meta:object-count="144"/>
  </office:meta>
</office:document-meta>
</file>